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宋体" svg:font-family="宋体" style:font-family-generic="system" style:font-pitch="variable"/>
  </office:font-face-decls>
  <office:automatic-styles>
    <style:style style:name="P1" style:family="paragraph" style:parent-style-name="Text_20_body" style:list-style-name="L1">
      <style:text-properties officeooo:paragraph-rsid="00033531"/>
    </style:style>
    <style:style style:name="P2" style:family="paragraph" style:parent-style-name="First_20_Paragraph" style:list-style-name="L1"/>
    <style:style style:name="P3" style:family="paragraph" style:parent-style-name="Standard" style:list-style-name="WWNum2"/>
    <style:style style:name="P4" style:family="paragraph" style:parent-style-name="Standard" style:list-style-name="WWNum2">
      <style:text-properties officeooo:rsid="00033531" officeooo:paragraph-rsid="00033531"/>
    </style:style>
    <style:style style:name="T1" style:family="text">
      <style:text-properties fo:font-weight="bold" style:font-weight-asian="bold" style:font-weight-complex="bold"/>
    </style:style>
    <style:style style:name="T2" style:family="text">
      <style:text-properties officeooo:rsid="0003353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iclc-2023---proposal-for-workshops"/>ICLC 2024 - Proposal for Workshops</text:h>
      <text:p text:style-name="First_20_Paragraph">Workshop sessions will be in the short form (&lt;2h) or long form (&gt;2h).</text:p>
      <text:h text:style-name="Heading_20_2" text:outline-level="2"><text:bookmark-start text:name="general-information"/>1. General Information</text:h>
      <text:list text:style-name="WWNum2">
        <text:list-item>
          <text:p text:style-name="P3"><text:span text:style-name="T1">Workshop Title:</text:span></text:p>
        </text:list-item>
        <text:list-item>
          <text:p text:style-name="P3"><text:span text:style-name="T1">Main Contact:</text:span></text:p>
        </text:list-item>
        <text:list-item>
          <text:p text:style-name="P3"><text:span text:style-name="T1">Additional Instructor(s):</text:span></text:p>
        </text:list-item>
        <text:list-item>
          <text:p text:style-name="P3"><text:span text:style-name="T1">Workshop Duration:</text:span> long (4h) or short (2h) ?</text:p>
        </text:list-item>
        <text:list-item>
          <text:p text:style-name="P3"><text:span text:style-name="T1">Target Audience:</text:span> visitors | beginners | students | general public | experts | ?</text:p>
        </text:list-item>
        <text:list-item>
          <text:p text:style-name="P4"><text:span text:style-name="T1">Workshop Language:</text:span> english | spanish | catalan</text:p>
        </text:list-item>
      </text:list>
      <text:h text:style-name="Heading_20_2" text:outline-level="2"><text:bookmark-end text:name="general-information"/><text:bookmark-start text:name="abstract"/>2. Abstract</text:h>
      <text:p text:style-name="First_20_Paragraph">Please support your submission with a clear description of your workshop, its goals, and its context. Peer review and acceptance will be based on this abstract, and it will also be published in the proceedings of the conference.</text:p>
      <text:p text:style-name="Text_20_body">Max. 700 words.</text:p>
      <text:h text:style-name="Heading_20_2" text:outline-level="2"><text:bookmark-end text:name="abstract"/><text:bookmark-start text:name="video-audio-material"/>3. Video &amp; Audio Material</text:h>
      <text:list text:style-name="L1">
        <text:list-item>
          <text:p text:style-name="P2">If you already have links to video or audio material related to this workshop, please provide links here. Please respect a maximum of 15 minutes of video for review.</text:p>
        </text:list-item>
        <text:list-item>
          <text:p text:style-name="P1">If there are any links to other bibliography or workshop related material you'd like to share, please provide them here.</text:p>
        </text:list-item>
      </text:list>
      <text:h text:style-name="Heading_20_2" text:outline-level="2"><text:bookmark-end text:name="video-audio-material"/><text:bookmark-start text:name="program-note"/>4. Program Note</text:h>
      <text:p text:style-name="First_20_Paragraph">Please provide a short (max. 150 words) program note. This will be shared in the online <text:span text:style-name="T2">c</text:span>onference program and used for any printed program materials.</text:p>
      <text:h text:style-name="Heading_20_2" text:outline-level="2"><text:bookmark-end text:name="program-note"/><text:bookmark-start text:name="short-biography"/>4. Short Biography</text:h>
      <text:p text:style-name="First_20_Paragraph">Please provide a short (max. 150 words) biography for each instructor leading this workshop. These will be published in the proceedings of the conference.</text:p>
      <text:p text:style-name="Text_20_body"><text:span text:style-name="T1">PLEASE DON’T FORGET TO FILL OUT THE TECHNICAL QUESTIONNAIRE BELOW!</text:span></text:p>
      <text:h text:style-name="Heading_20_1" text:outline-level="1"><text:bookmark-end text:name="iclc-2023---proposal-for-workshops"/><text:bookmark-end text:name="short-biography"/><text:bookmark-start text:name="iclc-2023-technical-questionnaire"/><text:soft-page-break/>ICLC 2024 – Technical Requirements</text:h>
      <text:p text:style-name="First_20_Paragraph">Workshops</text:p>
      <text:h text:style-name="Heading_20_2" text:outline-level="2"><text:bookmark-start text:name="general-information-1"/>1. General Information</text:h>
      <text:h text:style-name="Heading_20_3" text:outline-level="3"><text:bookmark-start text:name="X694dedc6ce3f4a8c49ff274e24d4f6713e99e37"/>1.1 How many people is the workshop intended for, and at what level of expertise?</text:h>
      <text:p text:style-name="First_20_Paragraph">Please think about whether it works with a larger or smaller group, and any prerequisities to participation.</text:p>
      <text:h text:style-name="Heading_20_3" text:outline-level="3"><text:bookmark-end text:name="X694dedc6ce3f4a8c49ff274e24d4f6713e99e37"/><text:bookmark-start text:name="X6111abbbf1fde741a5c4161fe0e6b1a2b95f108"/>1.2 Do the participants need to bring anything?</text:h>
      <text:p text:style-name="First_20_Paragraph">Other than their laptop?</text:p>
      <text:h text:style-name="Heading_20_2" text:outline-level="2"><text:bookmark-end text:name="general-information-1"/><text:bookmark-end text:name="X6111abbbf1fde741a5c4161fe0e6b1a2b95f108"/><text:bookmark-start text:name="materials-needed"/>2. Materials Needed</text:h>
      <text:h text:style-name="Heading_20_3" text:outline-level="3"><text:bookmark-start text:name="what-type-of-sound-system-do-you-need"/>2.1 What type of sound system do you need?</text:h>
      <text:p text:style-name="First_20_Paragraph">I.e. do you need a full PA system, or would a single active speaker be enough?</text:p>
      <text:h text:style-name="Heading_20_3" text:outline-level="3"><text:bookmark-end text:name="what-type-of-sound-system-do-you-need"/><text:bookmark-start text:name="X3b29c63e077d3035f9853cd7b4e6865da2f6b42"/>2.2 How many video projectors does your workshop need?</text:h>
      <text:p text:style-name="First_20_Paragraph">Please also state what connector type you need (HDMI, VGA, …), and the ideal or minimum resolution.</text:p>
      <text:h text:style-name="Heading_20_3" text:outline-level="3"><text:bookmark-end text:name="X3b29c63e077d3035f9853cd7b4e6865da2f6b42"/><text:bookmark-start text:name="Xe332319715d311e4f5daaf19619e1d2144e0399"/>2.3 How much table space will each participant need?</text:h>
      <text:p text:style-name="First_20_Paragraph">Please also take into account the space needed if additional hardware or soldering is involved.</text:p>
      <text:h text:style-name="Heading_20_3" text:outline-level="3"><text:bookmark-end text:name="Xe332319715d311e4f5daaf19619e1d2144e0399"/><text:bookmark-start text:name="anything-else-you-need"/>2.4 Anything else you need?</text:h>
      <text:p text:style-name="First_20_Paragraph">Cables, adapters, anything else you can’t bring yourself? Are there any specific tools (soldering irons, etc), that the participants of the workshop would need?<text:bookmark-end text:name="anything-else-you-need"/><text:bookmark-end text:name="materials-needed"/><text:bookmark-end text:name="iclc-2023-technical-questionnai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FreeSans" style:font-family-asian="Free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1252in" fo:margin-bottom="0.1252in" style:contextual-spacing="false"/>
    </style:style>
    <style:style style:name="List" style:family="paragraph" style:parent-style-name="Text_20_body" style:class="list">
      <style:text-properties style:font-size-asian="12pt"/>
    </style:style>
    <style:style style:name="Caption" style:family="paragraph" style:parent-style-name="Standard" loext:linked-style-name="Caption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宋体" style:font-family-asian="宋体" style:font-family-generic-asian="system" style:font-pitch-asian="variable" style:font-size-asian="16pt" style:font-weight-asian="bold" style:font-name-complex="F" style:font-family-generic-complex="system" style:font-pitch-complex="variable" style:font-size-complex="16pt" style:font-weight-complex="bold">
        <loext:char-complex-color loext:theme-type="accent1" loext:color-type="theme"/>
      </style:text-properties>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宋体" style:font-family-asian="宋体"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style:text-properties>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宋体" style:font-family-asian="宋体"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style:font-name-asian="宋体" style:font-family-asian="宋体" style:font-family-generic-asian="system" style:font-pitch-asian="variable" style:font-style-asian="italic" style:font-name-complex="F" style:font-family-generic-complex="system" style:font-pitch-complex="variable" style:font-weight-complex="bold">
        <loext:char-complex-color loext:theme-type="accent1" loext:color-type="theme"/>
      </style:text-properties>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宋体" style:font-family-asian="宋体" style:font-family-generic-asian="system" style:font-pitch-asian="variable" style:font-name-complex="F" style:font-family-generic-complex="system" style:font-pitch-complex="variable" style:font-style-complex="italic">
        <loext:char-complex-color loext:theme-type="accent1" loext:color-type="theme"/>
      </style:text-properties>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宋体" style:font-family-asian="宋体" style:font-family-generic-asian="system" style:font-pitch-asian="variable" style:font-name-complex="F" style:font-family-generic-complex="system" style:font-pitch-complex="variable">
        <loext:char-complex-color loext:theme-type="accent1" loext:color-type="theme"/>
      </style:text-properties>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宋体" style:font-family-asian="宋体" style:font-family-generic-asian="system" style:font-pitch-asian="variable" style:font-name-complex="F" style:font-family-generic-complex="system" style:font-pitch-complex="variable">
        <loext:char-complex-color loext:theme-type="accent1" loext:color-type="theme"/>
      </style:text-properties>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宋体" style:font-family-asian="宋体" style:font-family-generic-asian="system" style:font-pitch-asian="variable" style:font-name-complex="F" style:font-family-generic-complex="system" style:font-pitch-complex="variable">
        <loext:char-complex-color loext:theme-type="accent1" loext:color-type="theme"/>
      </style:text-properties>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宋体" style:font-family-asian="宋体" style:font-family-generic-asian="system" style:font-pitch-asian="variable" style:font-name-complex="F" style:font-family-generic-complex="system" style:font-pitch-complex="variable">
        <loext:char-complex-color loext:theme-type="accent1" loext:color-type="theme"/>
      </style:text-propertie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宋体" style:font-family-asian="宋体" style:font-family-generic-asian="system" style:font-pitch-asian="variable" style:font-size-asian="18pt" style:font-weight-asian="bold" style:font-name-complex="F" style:font-family-generic-complex="system" style:font-pitch-complex="variable" style:font-size-complex="18pt" style:font-weight-complex="bold">
        <loext:char-complex-color loext:theme-type="accent1" loext:color-type="theme">
          <loext:transformation loext:type="shade" loext:value="2901"/>
        </loext:char-complex-color>
      </style:text-properties>
    </style:style>
    <style:style style:name="Subtitle" style:family="paragraph" style:parent-style-name="Title" style:next-style-name="Text_20_body" style:class="chapter">
      <style:paragraph-properties fo:margin-top="0.1665in" fo:margin-bottom="0.1665in" style:contextual-spacing="false"/>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fo:font-weight="normal" style:font-weight-asian="normal" style:font-weight-complex="normal">
        <loext:char-complex-color loext:theme-type="accent1" loext:color-type="theme">
          <loext:transformation loext:type="shade" loext:value="2509"/>
        </loext:char-complex-color>
      </style:text-properties>
    </style:style>
    <style:style style:name="Source_20_Code" style:display-name="Source Code" style:family="paragraph" style:parent-style-name="Standard" loext:linked-style-name="Verbatim_20_Char"/>
    <style:style style:name="Default_20_Paragraph_20_Font" style:display-name="Default Paragraph Font" style:family="text"/>
    <style:style style:name="Caption_20_Char" style:display-name="Caption Char" style:family="text" style:parent-style-name="Default_20_Paragraph_20_Font" loext:linked-style-name="Caption"/>
    <style:style style:name="Verbatim_20_Char" style:display-name="Verbatim Char" style:family="text" style:parent-style-name="Caption_20_Char" loext:linked-style-name="Source_20_Code">
      <style:text-properties style:font-name="Consolas" fo:font-family="Consolas" style:font-family-generic="roman" style:font-pitch="variable" fo:font-size="11pt" style:font-size-asian="11pt"/>
    </style:style>
    <style:style style:name="Section_20_Number" style:display-name="Section Number" style:family="text" style:parent-style-name="Caption_20_Char"/>
    <style:style style:name="Footnote_20_Symbol" style:display-name="Footnote Symbol" style:family="text" style:parent-style-name="Caption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loext:opacity="100%">
        <loext:char-complex-color loext:theme-type="accent1" loext:color-type="theme"/>
      </style:text-properties>
    </style:style>
    <style:style style:name="Keyword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loext:opacity="100%" style:font-name="Consolas" fo:font-family="Consolas" style:font-family-generic="roman" style:font-pitch="variable" fo:font-size="11pt" style:font-size-asian="11pt"/>
    </style:style>
    <style:style style:name="DecValTok" style:family="text" style:parent-style-name="Verbatim_20_Char">
      <style:text-properties fo:color="#40a070" loext:opacity="100%" style:font-name="Consolas" fo:font-family="Consolas" style:font-family-generic="roman" style:font-pitch="variable" fo:font-size="11pt" style:font-size-asian="11pt"/>
    </style:style>
    <style:style style:name="BaseNTok" style:family="text" style:parent-style-name="Verbatim_20_Char">
      <style:text-properties fo:color="#40a070" loext:opacity="100%" style:font-name="Consolas" fo:font-family="Consolas" style:font-family-generic="roman" style:font-pitch="variable" fo:font-size="11pt" style:font-size-asian="11pt"/>
    </style:style>
    <style:style style:name="FloatTok" style:family="text" style:parent-style-name="Verbatim_20_Char">
      <style:text-properties fo:color="#40a070" loext:opacity="100%" style:font-name="Consolas" fo:font-family="Consolas" style:font-family-generic="roman" style:font-pitch="variable" fo:font-size="11pt" style:font-size-asian="11pt"/>
    </style:style>
    <style:style style:name="ConstantTok" style:family="text" style:parent-style-name="Verbatim_20_Char">
      <style:text-properties fo:color="#880000" loext:opacity="100%" style:font-name="Consolas" fo:font-family="Consolas" style:font-family-generic="roman" style:font-pitch="variable" fo:font-size="11pt" style:font-size-asian="11pt"/>
    </style:style>
    <style:style style:name="CharTok" style:family="text" style:parent-style-name="Verbatim_20_Char">
      <style:text-properties fo:color="#4070a0" loext:opacity="100%" style:font-name="Consolas" fo:font-family="Consolas" style:font-family-generic="roman" style:font-pitch="variable" fo:font-size="11pt" style:font-size-asian="11pt"/>
    </style:style>
    <style:style style:name="SpecialCharTok" style:family="text" style:parent-style-name="Verbatim_20_Char">
      <style:text-properties fo:color="#4070a0" loext:opacity="100%" style:font-name="Consolas" fo:font-family="Consolas" style:font-family-generic="roman" style:font-pitch="variable" fo:font-size="11pt" style:font-size-asian="11pt"/>
    </style:style>
    <style:style style:name="StringTok" style:family="text" style:parent-style-name="Verbatim_20_Char">
      <style:text-properties fo:color="#4070a0" loext:opacity="100%" style:font-name="Consolas" fo:font-family="Consolas" style:font-family-generic="roman" style:font-pitch="variable" fo:font-size="11pt" style:font-size-asian="11pt"/>
    </style:style>
    <style:style style:name="VerbatimStringTok" style:family="text" style:parent-style-name="Verbatim_20_Char">
      <style:text-properties fo:color="#4070a0" loext:opacity="100%" style:font-name="Consolas" fo:font-family="Consolas" style:font-family-generic="roman" style:font-pitch="variable" fo:font-size="11pt" style:font-size-asian="11pt"/>
    </style:style>
    <style:style style:name="SpecialStringTok" style:family="text" style:parent-style-name="Verbatim_20_Char">
      <style:text-properties fo:color="#bb6688" loext:opacity="100%" style:font-name="Consolas" fo:font-family="Consolas" style:font-family-generic="roman" style:font-pitch="variable" fo:font-size="11pt" style:font-size-asian="11pt"/>
    </style:style>
    <style:style style:name="ImportTok" style:family="text" style:parent-style-name="Verbatim_20_Char">
      <style:text-properties fo:color="#008000" loext:opacity="100%" style:font-name="Consolas" fo:font-family="Consolas" style:font-family-generic="roman" style:font-pitch="variable" fo:font-size="11pt" fo:font-weight="bold" style:font-size-asian="11pt" style:font-weight-asian="bold"/>
    </style:style>
    <style:style style:name="CommentTok" style:family="text" style:parent-style-name="Verbatim_20_Char">
      <style:text-properties fo:color="#60a0b0" loext:opacity="10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loext:opacity="100%"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loext:opacity="100%" style:font-name="Consolas" fo:font-family="Consolas" style:font-family-generic="roman" style:font-pitch="variable" fo:font-size="11pt" style:font-size-asian="11pt"/>
    </style:style>
    <style:style style:name="FunctionTok" style:family="text" style:parent-style-name="Verbatim_20_Char">
      <style:text-properties fo:color="#06287e" loext:opacity="100%" style:font-name="Consolas" fo:font-family="Consolas" style:font-family-generic="roman" style:font-pitch="variable" fo:font-size="11pt" style:font-size-asian="11pt"/>
    </style:style>
    <style:style style:name="VariableTok" style:family="text" style:parent-style-name="Verbatim_20_Char">
      <style:text-properties fo:color="#19177c" loext:opacity="100%" style:font-name="Consolas" fo:font-family="Consolas" style:font-family-generic="roman" style:font-pitch="variable" fo:font-size="11pt" style:font-size-asian="11pt"/>
    </style:style>
    <style:style style:name="ControlFlow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loext:opacity="100%" style:font-name="Consolas" fo:font-family="Consolas" style:font-family-generic="roman" style:font-pitch="variable" fo:font-size="11pt" style:font-size-asian="11pt"/>
    </style:style>
    <style:style style:name="BuiltInTok" style:family="text" style:parent-style-name="Verbatim_20_Char">
      <style:text-properties fo:color="#008000" loext:opacity="100%"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loext:opacity="100%" style:font-name="Consolas" fo:font-family="Consolas" style:font-family-generic="roman" style:font-pitch="variable" fo:font-size="11pt" style:font-size-asian="11pt"/>
    </style:style>
    <style:style style:name="AttributeTok" style:family="text" style:parent-style-name="Verbatim_20_Char">
      <style:text-properties fo:color="#7d9029" loext:opacity="100%"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 style:num-suffix=" " text:bullet-char=" ">
        <style:list-level-properties text:list-level-position-and-space-mode="label-alignment">
          <style:list-level-label-alignment text:label-followed-by="listtab" fo:text-indent="-0.3335in" fo:margin-left="0.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3335in" fo:margin-left="1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3335in" fo:margin-left="1.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3335in" fo:margin-left="2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3335in" fo:margin-left="2.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3335in" fo:margin-left="3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3335in" fo:margin-left="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3335in" fo:margin-left="4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3</meta:editing-cycles>
    <meta:creation-date>2022-10-16T18:25:00</meta:creation-date>
    <dc:date>2024-07-30T23:32:07.126148151</dc:date>
    <meta:editing-duration>PT13M38S</meta:editing-duration>
    <meta:generator>LibreOffice/24.2.5.2$Linux_X86_64 LibreOffice_project/420$Build-2</meta:generator>
    <meta:document-statistic meta:table-count="0" meta:image-count="0" meta:object-count="0" meta:page-count="2" meta:paragraph-count="36" meta:word-count="386" meta:character-count="2273" meta:non-whitespace-character-count="1930"/>
    <meta:user-defined meta:name="AppVersion">16.0000</meta:user-defined>
    <meta:template xlink:type="simple" xlink:actuate="onRequest" xlink:title="Normal.dotm" xlink:href=""/>
  </office:meta>
</office:document-meta>
</file>